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f7d" officeooo:paragraph-rsid="0000b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GGER PAPYRUS</text:p>
      <text:p text:style-name="P1"/>
      <text:p text:style-name="P1">CREATE TABLE ARTICLES_A_COMMANDER (</text:p>
      <text:p text:style-name="P1"><text:s text:c="4"/>CODART varchar(5),</text:p>
      <text:p text:style-name="P1"><text:s text:c="4"/>DATE_JOUR date DEFAULT CURRENT_DATE,</text:p>
      <text:p text:style-name="P1"><text:s text:c="4"/>QTE int,</text:p>
      <text:p text:style-name="P1"><text:s text:c="4"/>PRIMARY KEY(CODART),</text:p>
      <text:p text:style-name="P1"><text:s text:c="4"/>FOREIGN KEY(CODART) REFERENCES produit(codart)</text:p>
      <text:p text:style-name="P1">)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0:55:26.904983649</meta:creation-date>
    <dc:date>2024-05-14T16:07:53.239983030</dc:date>
    <meta:editing-duration>PT3H12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1" meta:character-count="200" meta:non-whitespace-character-count="167"/>
  </office:meta>
</office:document-meta>
</file>